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0862in" svg:y="0.1551in">
            <draw:object draw:notify-on-update-of-ranges="Sheet1.F1:Sheet1.F19 Sheet1.G1:Sheet1.G19 Sheet1.I1:Sheet1.I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.220880031586" calcext:value-type="float">
            <text:p>0.2208800316</text:p>
          </table:table-cell>
          <table:table-cell/>
          <table:table-cell office:value-type="float" office:value="0.154695034027" calcext:value-type="float">
            <text:p>0.154695034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1/([.B$102]*(1-[.F1]))" office:value-type="float" office:value="0.221648509878947" calcext:value-type="float">
            <text:p>0.2216485099</text:p>
          </table:table-cell>
          <table:table-cell/>
          <table:table-cell table:formula="of:=1/([.D$102]*(1-[.F1]))" office:value-type="float" office:value="0.148833934884211" calcext:value-type="float">
            <text:p>0.1488339349</text:p>
          </table:table-cell>
        </table:table-row>
        <table:table-row table:style-name="ro1">
          <table:table-cell office:value-type="float" office:value="0.217687129974" calcext:value-type="float">
            <text:p>0.21768713</text:p>
          </table:table-cell>
          <table:table-cell/>
          <table:table-cell office:value-type="float" office:value="0.142624139786" calcext:value-type="float">
            <text:p>0.142624139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1/([.B$102]*(1-[.F2]))" office:value-type="float" office:value="0.233962315983333" calcext:value-type="float">
            <text:p>0.233962316</text:p>
          </table:table-cell>
          <table:table-cell/>
          <table:table-cell table:formula="of:=1/([.D$102]*(1-[.F2]))" office:value-type="float" office:value="0.157102486822222" calcext:value-type="float">
            <text:p>0.1571024868</text:p>
          </table:table-cell>
        </table:table-row>
        <table:table-row table:style-name="ro1">
          <table:table-cell office:value-type="float" office:value="0.210216999054" calcext:value-type="float">
            <text:p>0.2102169991</text:p>
          </table:table-cell>
          <table:table-cell/>
          <table:table-cell office:value-type="float" office:value="0.141706943512" calcext:value-type="float">
            <text:p>0.141706943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formula="of:=1/([.B$102]*(1-[.F3]))" office:value-type="float" office:value="0.247724805158824" calcext:value-type="float">
            <text:p>0.2477248052</text:p>
          </table:table-cell>
          <table:table-cell/>
          <table:table-cell table:formula="of:=1/([.D$102]*(1-[.F3]))" office:value-type="float" office:value="0.166343809576471" calcext:value-type="float">
            <text:p>0.1663438096</text:p>
          </table:table-cell>
        </table:table-row>
        <table:table-row table:style-name="ro1">
          <table:table-cell office:value-type="float" office:value="0.219078063965" calcext:value-type="float">
            <text:p>0.219078064</text:p>
          </table:table-cell>
          <table:table-cell/>
          <table:table-cell office:value-type="float" office:value="0.141324996948" calcext:value-type="float">
            <text:p>0.141324996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1/([.B$102]*(1-[.F4]))" office:value-type="float" office:value="0.26320760548125" calcext:value-type="float">
            <text:p>0.2632076055</text:p>
          </table:table-cell>
          <table:table-cell/>
          <table:table-cell table:formula="of:=1/([.D$102]*(1-[.F4]))" office:value-type="float" office:value="0.176740297675" calcext:value-type="float">
            <text:p>0.1767402977</text:p>
          </table:table-cell>
        </table:table-row>
        <table:table-row table:style-name="ro1">
          <table:table-cell office:value-type="float" office:value="0.209614992142" calcext:value-type="float">
            <text:p>0.2096149921</text:p>
          </table:table-cell>
          <table:table-cell/>
          <table:table-cell office:value-type="float" office:value="0.141003847122" calcext:value-type="float">
            <text:p>0.141003847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1/([.B$102]*(1-[.F5]))" office:value-type="float" office:value="0.28075477918" calcext:value-type="float">
            <text:p>0.2807547792</text:p>
          </table:table-cell>
          <table:table-cell/>
          <table:table-cell table:formula="of:=1/([.D$102]*(1-[.F5]))" office:value-type="float" office:value="0.188522984186667" calcext:value-type="float">
            <text:p>0.1885229842</text:p>
          </table:table-cell>
        </table:table-row>
        <table:table-row table:style-name="ro1">
          <table:table-cell office:value-type="float" office:value="0.210274934769" calcext:value-type="float">
            <text:p>0.2102749348</text:p>
          </table:table-cell>
          <table:table-cell/>
          <table:table-cell office:value-type="float" office:value="0.14111495018" calcext:value-type="float">
            <text:p>0.141114950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1/([.B$102]*(1-[.F6]))" office:value-type="float" office:value="0.300808691978571" calcext:value-type="float">
            <text:p>0.300808692</text:p>
          </table:table-cell>
          <table:table-cell/>
          <table:table-cell table:formula="of:=1/([.D$102]*(1-[.F6]))" office:value-type="float" office:value="0.201988911628571" calcext:value-type="float">
            <text:p>0.2019889116</text:p>
          </table:table-cell>
        </table:table-row>
        <table:table-row table:style-name="ro1">
          <table:table-cell office:value-type="float" office:value="0.20973610878" calcext:value-type="float">
            <text:p>0.2097361088</text:p>
          </table:table-cell>
          <table:table-cell/>
          <table:table-cell office:value-type="float" office:value="0.141191959381" calcext:value-type="float">
            <text:p>0.1411919594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formula="of:=1/([.B$102]*(1-[.F7]))" office:value-type="float" office:value="0.323947822130769" calcext:value-type="float">
            <text:p>0.3239478221</text:p>
          </table:table-cell>
          <table:table-cell/>
          <table:table-cell table:formula="of:=1/([.D$102]*(1-[.F7]))" office:value-type="float" office:value="0.217526520215385" calcext:value-type="float">
            <text:p>0.2175265202</text:p>
          </table:table-cell>
        </table:table-row>
        <table:table-row table:style-name="ro1">
          <table:table-cell office:value-type="float" office:value="0.210067987442" calcext:value-type="float">
            <text:p>0.2100679874</text:p>
          </table:table-cell>
          <table:table-cell/>
          <table:table-cell office:value-type="float" office:value="0.139944076538" calcext:value-type="float">
            <text:p>0.139944076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1/([.B$102]*(1-[.F8]))" office:value-type="float" office:value="0.350943473975" calcext:value-type="float">
            <text:p>0.350943474</text:p>
          </table:table-cell>
          <table:table-cell/>
          <table:table-cell table:formula="of:=1/([.D$102]*(1-[.F8]))" office:value-type="float" office:value="0.235653730233333" calcext:value-type="float">
            <text:p>0.2356537302</text:p>
          </table:table-cell>
        </table:table-row>
        <table:table-row table:style-name="ro1">
          <table:table-cell office:value-type="float" office:value="0.209999084473" calcext:value-type="float">
            <text:p>0.2099990845</text:p>
          </table:table-cell>
          <table:table-cell/>
          <table:table-cell office:value-type="float" office:value="0.141607046127" calcext:value-type="float">
            <text:p>0.1416070461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formula="of:=1/([.B$102]*(1-[.F9]))" office:value-type="float" office:value="0.382847426154545" calcext:value-type="float">
            <text:p>0.3828474262</text:p>
          </table:table-cell>
          <table:table-cell/>
          <table:table-cell table:formula="of:=1/([.D$102]*(1-[.F9]))" office:value-type="float" office:value="0.257076796618182" calcext:value-type="float">
            <text:p>0.2570767966</text:p>
          </table:table-cell>
        </table:table-row>
        <table:table-row table:style-name="ro1">
          <table:table-cell office:value-type="float" office:value="0.210000038147" calcext:value-type="float">
            <text:p>0.2100000381</text:p>
          </table:table-cell>
          <table:table-cell/>
          <table:table-cell office:value-type="float" office:value="0.140262126923" calcext:value-type="float">
            <text:p>0.140262126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1/([.B$102]*(1-[.F10]))" office:value-type="float" office:value="0.42113216877" calcext:value-type="float">
            <text:p>0.4211321688</text:p>
          </table:table-cell>
          <table:table-cell/>
          <table:table-cell table:formula="of:=1/([.D$102]*(1-[.F10]))" office:value-type="float" office:value="0.28278447628" calcext:value-type="float">
            <text:p>0.2827844763</text:p>
          </table:table-cell>
        </table:table-row>
        <table:table-row table:style-name="ro1">
          <table:table-cell office:value-type="float" office:value="0.20950293541" calcext:value-type="float">
            <text:p>0.2095029354</text:p>
          </table:table-cell>
          <table:table-cell/>
          <table:table-cell office:value-type="float" office:value="0.140638113022" calcext:value-type="float">
            <text:p>0.140638113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formula="of:=1/([.B$102]*(1-[.F11]))" office:value-type="float" office:value="0.467924631966667" calcext:value-type="float">
            <text:p>0.467924632</text:p>
          </table:table-cell>
          <table:table-cell/>
          <table:table-cell table:formula="of:=1/([.D$102]*(1-[.F11]))" office:value-type="float" office:value="0.314204973644444" calcext:value-type="float">
            <text:p>0.3142049736</text:p>
          </table:table-cell>
        </table:table-row>
        <table:table-row table:style-name="ro1">
          <table:table-cell office:value-type="float" office:value="0.210191965103" calcext:value-type="float">
            <text:p>0.2101919651</text:p>
          </table:table-cell>
          <table:table-cell/>
          <table:table-cell office:value-type="float" office:value="0.141335010529" calcext:value-type="float">
            <text:p>0.1413350105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1/([.B$102]*(1-[.F12]))" office:value-type="float" office:value="0.5264152109625" calcext:value-type="float">
            <text:p>0.526415211</text:p>
          </table:table-cell>
          <table:table-cell/>
          <table:table-cell table:formula="of:=1/([.D$102]*(1-[.F12]))" office:value-type="float" office:value="0.35348059535" calcext:value-type="float">
            <text:p>0.3534805954</text:p>
          </table:table-cell>
        </table:table-row>
        <table:table-row table:style-name="ro1">
          <table:table-cell office:value-type="float" office:value="0.210407972336" calcext:value-type="float">
            <text:p>0.2104079723</text:p>
          </table:table-cell>
          <table:table-cell/>
          <table:table-cell office:value-type="float" office:value="0.141889095306" calcext:value-type="float">
            <text:p>0.1418890953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formula="of:=1/([.B$102]*(1-[.F13]))" office:value-type="float" office:value="0.601617383957143" calcext:value-type="float">
            <text:p>0.601617384</text:p>
          </table:table-cell>
          <table:table-cell/>
          <table:table-cell table:formula="of:=1/([.D$102]*(1-[.F13]))" office:value-type="float" office:value="0.403977823257143" calcext:value-type="float">
            <text:p>0.4039778233</text:p>
          </table:table-cell>
        </table:table-row>
        <table:table-row table:style-name="ro1">
          <table:table-cell office:value-type="float" office:value="0.210286855698" calcext:value-type="float">
            <text:p>0.2102868557</text:p>
          </table:table-cell>
          <table:table-cell/>
          <table:table-cell office:value-type="float" office:value="0.140939950943" calcext:value-type="float">
            <text:p>0.140939950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/([.B$102]*(1-[.F14]))" office:value-type="float" office:value="0.70188694795" calcext:value-type="float">
            <text:p>0.701886948</text:p>
          </table:table-cell>
          <table:table-cell/>
          <table:table-cell table:formula="of:=1/([.D$102]*(1-[.F14]))" office:value-type="float" office:value="0.471307460466667" calcext:value-type="float">
            <text:p>0.4713074605</text:p>
          </table:table-cell>
        </table:table-row>
        <table:table-row table:style-name="ro1">
          <table:table-cell office:value-type="float" office:value="0.210191011429" calcext:value-type="float">
            <text:p>0.2101910114</text:p>
          </table:table-cell>
          <table:table-cell/>
          <table:table-cell office:value-type="float" office:value="0.140818119049" calcext:value-type="float">
            <text:p>0.140818119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1/([.B$102]*(1-[.F15]))" office:value-type="float" office:value="0.84226433754" calcext:value-type="float">
            <text:p>0.8422643375</text:p>
          </table:table-cell>
          <table:table-cell/>
          <table:table-cell table:formula="of:=1/([.D$102]*(1-[.F15]))" office:value-type="float" office:value="0.56556895256" calcext:value-type="float">
            <text:p>0.5655689526</text:p>
          </table:table-cell>
        </table:table-row>
        <table:table-row table:style-name="ro1">
          <table:table-cell office:value-type="float" office:value="0.211655139923" calcext:value-type="float">
            <text:p>0.2116551399</text:p>
          </table:table-cell>
          <table:table-cell/>
          <table:table-cell office:value-type="float" office:value="0.142164945602" calcext:value-type="float">
            <text:p>0.142164945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1/([.B$102]*(1-[.F16]))" office:value-type="float" office:value="1.052830421925" calcext:value-type="float">
            <text:p>1.0528304219</text:p>
          </table:table-cell>
          <table:table-cell/>
          <table:table-cell table:formula="of:=1/([.D$102]*(1-[.F16]))" office:value-type="float" office:value="0.7069611907" calcext:value-type="float">
            <text:p>0.7069611907</text:p>
          </table:table-cell>
        </table:table-row>
        <table:table-row table:style-name="ro1">
          <table:table-cell office:value-type="float" office:value="0.210083007812" calcext:value-type="float">
            <text:p>0.2100830078</text:p>
          </table:table-cell>
          <table:table-cell/>
          <table:table-cell office:value-type="float" office:value="0.141192913055" calcext:value-type="float">
            <text:p>0.1411929131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formula="of:=1/([.B$102]*(1-[.F17]))" office:value-type="float" office:value="1.4037738959" calcext:value-type="float">
            <text:p>1.4037738959</text:p>
          </table:table-cell>
          <table:table-cell/>
          <table:table-cell table:formula="of:=1/([.D$102]*(1-[.F17]))" office:value-type="float" office:value="0.942614920933333" calcext:value-type="float">
            <text:p>0.9426149209</text:p>
          </table:table-cell>
        </table:table-row>
        <table:table-row table:style-name="ro1">
          <table:table-cell office:value-type="float" office:value="0.209641933441" calcext:value-type="float">
            <text:p>0.2096419334</text:p>
          </table:table-cell>
          <table:table-cell/>
          <table:table-cell office:value-type="float" office:value="0.140129089355" calcext:value-type="float">
            <text:p>0.140129089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1/([.B$102]*(1-[.F18]))" office:value-type="float" office:value="2.10566084385" calcext:value-type="float">
            <text:p>2.1056608439</text:p>
          </table:table-cell>
          <table:table-cell/>
          <table:table-cell table:formula="of:=1/([.D$102]*(1-[.F18]))" office:value-type="float" office:value="1.4139223814" calcext:value-type="float">
            <text:p>1.4139223814</text:p>
          </table:table-cell>
        </table:table-row>
        <table:table-row table:style-name="ro1">
          <table:table-cell office:value-type="float" office:value="0.209862947464" calcext:value-type="float">
            <text:p>0.2098629475</text:p>
          </table:table-cell>
          <table:table-cell/>
          <table:table-cell office:value-type="float" office:value="0.14023900032" calcext:value-type="float">
            <text:p>0.1402390003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formula="of:=1/([.B$102]*(1-[.F19]))" office:value-type="float" office:value="4.21132168770001" calcext:value-type="float">
            <text:p>4.2113216877</text:p>
          </table:table-cell>
          <table:table-cell/>
          <table:table-cell table:formula="of:=1/([.D$102]*(1-[.F19]))" office:value-type="float" office:value="2.8278447628" calcext:value-type="float">
            <text:p>2.8278447628</text:p>
          </table:table-cell>
        </table:table-row>
        <table:table-row table:style-name="ro1">
          <table:table-cell office:value-type="float" office:value="0.210722923279" calcext:value-type="float">
            <text:p>0.2107229233</text:p>
          </table:table-cell>
          <table:table-cell/>
          <table:table-cell office:value-type="float" office:value="0.14058804512" calcext:value-type="float">
            <text:p>0.1405880451</text:p>
          </table:table-cell>
          <table:table-cell table:number-columns-repeated="6"/>
        </table:table-row>
        <table:table-row table:style-name="ro1">
          <table:table-cell office:value-type="float" office:value="0.210387945175" calcext:value-type="float">
            <text:p>0.2103879452</text:p>
          </table:table-cell>
          <table:table-cell/>
          <table:table-cell office:value-type="float" office:value="0.140425205231" calcext:value-type="float">
            <text:p>0.1404252052</text:p>
          </table:table-cell>
          <table:table-cell table:number-columns-repeated="6"/>
        </table:table-row>
        <table:table-row table:style-name="ro1">
          <table:table-cell office:value-type="float" office:value="0.209954023361" calcext:value-type="float">
            <text:p>0.2099540234</text:p>
          </table:table-cell>
          <table:table-cell/>
          <table:table-cell office:value-type="float" office:value="0.14136505127" calcext:value-type="float">
            <text:p>0.1413650513</text:p>
          </table:table-cell>
          <table:table-cell table:number-columns-repeated="6"/>
        </table:table-row>
        <table:table-row table:style-name="ro1">
          <table:table-cell office:value-type="float" office:value="0.209697961807" calcext:value-type="float">
            <text:p>0.2096979618</text:p>
          </table:table-cell>
          <table:table-cell/>
          <table:table-cell office:value-type="float" office:value="0.140196084976" calcext:value-type="float">
            <text:p>0.140196085</text:p>
          </table:table-cell>
          <table:table-cell table:number-columns-repeated="6"/>
        </table:table-row>
        <table:table-row table:style-name="ro1">
          <table:table-cell office:value-type="float" office:value="0.210196018219" calcext:value-type="float">
            <text:p>0.2101960182</text:p>
          </table:table-cell>
          <table:table-cell/>
          <table:table-cell office:value-type="float" office:value="0.140724897385" calcext:value-type="float">
            <text:p>0.1407248974</text:p>
          </table:table-cell>
          <table:table-cell table:number-columns-repeated="6"/>
        </table:table-row>
        <table:table-row table:style-name="ro1">
          <table:table-cell office:value-type="float" office:value="0.210077047348" calcext:value-type="float">
            <text:p>0.2100770473</text:p>
          </table:table-cell>
          <table:table-cell/>
          <table:table-cell office:value-type="float" office:value="0.141066074371" calcext:value-type="float">
            <text:p>0.1410660744</text:p>
          </table:table-cell>
          <table:table-cell table:number-columns-repeated="6"/>
        </table:table-row>
        <table:table-row table:style-name="ro1">
          <table:table-cell office:value-type="float" office:value="0.210120916367" calcext:value-type="float">
            <text:p>0.2101209164</text:p>
          </table:table-cell>
          <table:table-cell/>
          <table:table-cell office:value-type="float" office:value="0.141209840775" calcext:value-type="float">
            <text:p>0.1412098408</text:p>
          </table:table-cell>
          <table:table-cell table:number-columns-repeated="6"/>
        </table:table-row>
        <table:table-row table:style-name="ro1">
          <table:table-cell office:value-type="float" office:value="0.209185123444" calcext:value-type="float">
            <text:p>0.2091851234</text:p>
          </table:table-cell>
          <table:table-cell/>
          <table:table-cell office:value-type="float" office:value="0.141078948975" calcext:value-type="float">
            <text:p>0.141078949</text:p>
          </table:table-cell>
          <table:table-cell table:number-columns-repeated="6"/>
        </table:table-row>
        <table:table-row table:style-name="ro1">
          <table:table-cell office:value-type="float" office:value="0.209534883499" calcext:value-type="float">
            <text:p>0.2095348835</text:p>
          </table:table-cell>
          <table:table-cell/>
          <table:table-cell office:value-type="float" office:value="0.141407966614" calcext:value-type="float">
            <text:p>0.1414079666</text:p>
          </table:table-cell>
          <table:table-cell table:number-columns-repeated="6"/>
        </table:table-row>
        <table:table-row table:style-name="ro1">
          <table:table-cell office:value-type="float" office:value="0.210180997849" calcext:value-type="float">
            <text:p>0.2101809978</text:p>
          </table:table-cell>
          <table:table-cell/>
          <table:table-cell office:value-type="float" office:value="0.140897989273" calcext:value-type="float">
            <text:p>0.1408979893</text:p>
          </table:table-cell>
          <table:table-cell table:number-columns-repeated="6"/>
        </table:table-row>
        <table:table-row table:style-name="ro1">
          <table:table-cell office:value-type="float" office:value="0.210487127304" calcext:value-type="float">
            <text:p>0.2104871273</text:p>
          </table:table-cell>
          <table:table-cell/>
          <table:table-cell office:value-type="float" office:value="0.140566825867" calcext:value-type="float">
            <text:p>0.1405668259</text:p>
          </table:table-cell>
          <table:table-cell table:number-columns-repeated="6"/>
        </table:table-row>
        <table:table-row table:style-name="ro1">
          <table:table-cell office:value-type="float" office:value="0.209630966187" calcext:value-type="float">
            <text:p>0.2096309662</text:p>
          </table:table-cell>
          <table:table-cell/>
          <table:table-cell office:value-type="float" office:value="0.140287160873" calcext:value-type="float">
            <text:p>0.1402871609</text:p>
          </table:table-cell>
          <table:table-cell table:number-columns-repeated="6"/>
        </table:table-row>
        <table:table-row table:style-name="ro1">
          <table:table-cell office:value-type="float" office:value="0.21064209938" calcext:value-type="float">
            <text:p>0.2106420994</text:p>
          </table:table-cell>
          <table:table-cell/>
          <table:table-cell office:value-type="float" office:value="0.140646934509" calcext:value-type="float">
            <text:p>0.1406469345</text:p>
          </table:table-cell>
          <table:table-cell table:number-columns-repeated="6"/>
        </table:table-row>
        <table:table-row table:style-name="ro1">
          <table:table-cell office:value-type="float" office:value="0.209879159927" calcext:value-type="float">
            <text:p>0.2098791599</text:p>
          </table:table-cell>
          <table:table-cell/>
          <table:table-cell office:value-type="float" office:value="0.141162872314" calcext:value-type="float">
            <text:p>0.1411628723</text:p>
          </table:table-cell>
          <table:table-cell table:number-columns-repeated="6"/>
        </table:table-row>
        <table:table-row table:style-name="ro1">
          <table:table-cell office:value-type="float" office:value="0.210675001144" calcext:value-type="float">
            <text:p>0.2106750011</text:p>
          </table:table-cell>
          <table:table-cell/>
          <table:table-cell office:value-type="float" office:value="0.14141702652" calcext:value-type="float">
            <text:p>0.1414170265</text:p>
          </table:table-cell>
          <table:table-cell table:number-columns-repeated="6"/>
        </table:table-row>
        <table:table-row table:style-name="ro1">
          <table:table-cell office:value-type="float" office:value="0.21207690239" calcext:value-type="float">
            <text:p>0.2120769024</text:p>
          </table:table-cell>
          <table:table-cell/>
          <table:table-cell office:value-type="float" office:value="0.140891075134" calcext:value-type="float">
            <text:p>0.1408910751</text:p>
          </table:table-cell>
          <table:table-cell table:number-columns-repeated="6"/>
        </table:table-row>
        <table:table-row table:style-name="ro1">
          <table:table-cell office:value-type="float" office:value="0.209434986115" calcext:value-type="float">
            <text:p>0.2094349861</text:p>
          </table:table-cell>
          <table:table-cell/>
          <table:table-cell office:value-type="float" office:value="0.141493797302" calcext:value-type="float">
            <text:p>0.1414937973</text:p>
          </table:table-cell>
          <table:table-cell table:number-columns-repeated="6"/>
        </table:table-row>
        <table:table-row table:style-name="ro1">
          <table:table-cell office:value-type="float" office:value="0.215162992477" calcext:value-type="float">
            <text:p>0.2151629925</text:p>
          </table:table-cell>
          <table:table-cell/>
          <table:table-cell office:value-type="float" office:value="0.141188144684" calcext:value-type="float">
            <text:p>0.1411881447</text:p>
          </table:table-cell>
          <table:table-cell table:number-columns-repeated="6"/>
        </table:table-row>
        <table:table-row table:style-name="ro1">
          <table:table-cell office:value-type="float" office:value="0.210024833679" calcext:value-type="float">
            <text:p>0.2100248337</text:p>
          </table:table-cell>
          <table:table-cell/>
          <table:table-cell office:value-type="float" office:value="0.141137838364" calcext:value-type="float">
            <text:p>0.1411378384</text:p>
          </table:table-cell>
          <table:table-cell table:number-columns-repeated="6"/>
        </table:table-row>
        <table:table-row table:style-name="ro1">
          <table:table-cell office:value-type="float" office:value="0.212227106094" calcext:value-type="float">
            <text:p>0.2122271061</text:p>
          </table:table-cell>
          <table:table-cell/>
          <table:table-cell office:value-type="float" office:value="0.140957832336" calcext:value-type="float">
            <text:p>0.1409578323</text:p>
          </table:table-cell>
          <table:table-cell table:number-columns-repeated="6"/>
        </table:table-row>
        <table:table-row table:style-name="ro1">
          <table:table-cell office:value-type="float" office:value="0.215909957886" calcext:value-type="float">
            <text:p>0.2159099579</text:p>
          </table:table-cell>
          <table:table-cell/>
          <table:table-cell office:value-type="float" office:value="0.141537904739" calcext:value-type="float">
            <text:p>0.1415379047</text:p>
          </table:table-cell>
          <table:table-cell table:number-columns-repeated="6"/>
        </table:table-row>
        <table:table-row table:style-name="ro1">
          <table:table-cell office:value-type="float" office:value="0.208925008774" calcext:value-type="float">
            <text:p>0.2089250088</text:p>
          </table:table-cell>
          <table:table-cell/>
          <table:table-cell office:value-type="float" office:value="0.14269900322" calcext:value-type="float">
            <text:p>0.1426990032</text:p>
          </table:table-cell>
          <table:table-cell table:number-columns-repeated="6"/>
        </table:table-row>
        <table:table-row table:style-name="ro1">
          <table:table-cell office:value-type="float" office:value="0.209413051605" calcext:value-type="float">
            <text:p>0.2094130516</text:p>
          </table:table-cell>
          <table:table-cell/>
          <table:table-cell office:value-type="float" office:value="0.141071081161" calcext:value-type="float">
            <text:p>0.1410710812</text:p>
          </table:table-cell>
          <table:table-cell table:number-columns-repeated="6"/>
        </table:table-row>
        <table:table-row table:style-name="ro1">
          <table:table-cell office:value-type="float" office:value="0.210011959076" calcext:value-type="float">
            <text:p>0.2100119591</text:p>
          </table:table-cell>
          <table:table-cell/>
          <table:table-cell office:value-type="float" office:value="0.140749931335" calcext:value-type="float">
            <text:p>0.1407499313</text:p>
          </table:table-cell>
          <table:table-cell table:number-columns-repeated="6"/>
        </table:table-row>
        <table:table-row table:style-name="ro1">
          <table:table-cell office:value-type="float" office:value="0.210702896118" calcext:value-type="float">
            <text:p>0.2107028961</text:p>
          </table:table-cell>
          <table:table-cell/>
          <table:table-cell office:value-type="float" office:value="0.142617940903" calcext:value-type="float">
            <text:p>0.1426179409</text:p>
          </table:table-cell>
          <table:table-cell table:number-columns-repeated="6"/>
        </table:table-row>
        <table:table-row table:style-name="ro1">
          <table:table-cell office:value-type="float" office:value="0.209561109543" calcext:value-type="float">
            <text:p>0.2095611095</text:p>
          </table:table-cell>
          <table:table-cell/>
          <table:table-cell office:value-type="float" office:value="0.140815973282" calcext:value-type="float">
            <text:p>0.1408159733</text:p>
          </table:table-cell>
          <table:table-cell table:number-columns-repeated="6"/>
        </table:table-row>
        <table:table-row table:style-name="ro1">
          <table:table-cell office:value-type="float" office:value="0.209954977036" calcext:value-type="float">
            <text:p>0.209954977</text:p>
          </table:table-cell>
          <table:table-cell/>
          <table:table-cell office:value-type="float" office:value="0.142085075378" calcext:value-type="float">
            <text:p>0.1420850754</text:p>
          </table:table-cell>
          <table:table-cell table:number-columns-repeated="6"/>
        </table:table-row>
        <table:table-row table:style-name="ro1">
          <table:table-cell office:value-type="float" office:value="0.209725141525" calcext:value-type="float">
            <text:p>0.2097251415</text:p>
          </table:table-cell>
          <table:table-cell/>
          <table:table-cell office:value-type="float" office:value="0.140450954437" calcext:value-type="float">
            <text:p>0.1404509544</text:p>
          </table:table-cell>
          <table:table-cell table:number-columns-repeated="6"/>
        </table:table-row>
        <table:table-row table:style-name="ro1">
          <table:table-cell office:value-type="float" office:value="0.209187984467" calcext:value-type="float">
            <text:p>0.2091879845</text:p>
          </table:table-cell>
          <table:table-cell/>
          <table:table-cell office:value-type="float" office:value="0.141440153122" calcext:value-type="float">
            <text:p>0.1414401531</text:p>
          </table:table-cell>
          <table:table-cell table:number-columns-repeated="6"/>
        </table:table-row>
        <table:table-row table:style-name="ro1">
          <table:table-cell office:value-type="float" office:value="0.210512876511" calcext:value-type="float">
            <text:p>0.2105128765</text:p>
          </table:table-cell>
          <table:table-cell/>
          <table:table-cell office:value-type="float" office:value="0.141383886337" calcext:value-type="float">
            <text:p>0.1413838863</text:p>
          </table:table-cell>
          <table:table-cell table:number-columns-repeated="6"/>
        </table:table-row>
        <table:table-row table:style-name="ro1">
          <table:table-cell office:value-type="float" office:value="0.210029840469" calcext:value-type="float">
            <text:p>0.2100298405</text:p>
          </table:table-cell>
          <table:table-cell/>
          <table:table-cell office:value-type="float" office:value="0.141988992691" calcext:value-type="float">
            <text:p>0.1419889927</text:p>
          </table:table-cell>
          <table:table-cell table:number-columns-repeated="6"/>
        </table:table-row>
        <table:table-row table:style-name="ro1">
          <table:table-cell office:value-type="float" office:value="0.209537029266" calcext:value-type="float">
            <text:p>0.2095370293</text:p>
          </table:table-cell>
          <table:table-cell/>
          <table:table-cell office:value-type="float" office:value="0.147970914841" calcext:value-type="float">
            <text:p>0.1479709148</text:p>
          </table:table-cell>
          <table:table-cell table:number-columns-repeated="6"/>
        </table:table-row>
        <table:table-row table:style-name="ro1">
          <table:table-cell office:value-type="float" office:value="0.209408044815" calcext:value-type="float">
            <text:p>0.2094080448</text:p>
          </table:table-cell>
          <table:table-cell/>
          <table:table-cell office:value-type="float" office:value="0.140501976013" calcext:value-type="float">
            <text:p>0.140501976</text:p>
          </table:table-cell>
          <table:table-cell table:number-columns-repeated="6"/>
        </table:table-row>
        <table:table-row table:style-name="ro1">
          <table:table-cell office:value-type="float" office:value="0.209906101227" calcext:value-type="float">
            <text:p>0.2099061012</text:p>
          </table:table-cell>
          <table:table-cell/>
          <table:table-cell office:value-type="float" office:value="0.140820026398" calcext:value-type="float">
            <text:p>0.1408200264</text:p>
          </table:table-cell>
          <table:table-cell table:number-columns-repeated="6"/>
        </table:table-row>
        <table:table-row table:style-name="ro1">
          <table:table-cell office:value-type="float" office:value="0.209974050522" calcext:value-type="float">
            <text:p>0.2099740505</text:p>
          </table:table-cell>
          <table:table-cell/>
          <table:table-cell office:value-type="float" office:value="0.141778945923" calcext:value-type="float">
            <text:p>0.1417789459</text:p>
          </table:table-cell>
          <table:table-cell table:number-columns-repeated="6"/>
        </table:table-row>
        <table:table-row table:style-name="ro1">
          <table:table-cell office:value-type="float" office:value="0.211108922958" calcext:value-type="float">
            <text:p>0.211108923</text:p>
          </table:table-cell>
          <table:table-cell/>
          <table:table-cell office:value-type="float" office:value="0.141544818878" calcext:value-type="float">
            <text:p>0.1415448189</text:p>
          </table:table-cell>
          <table:table-cell table:number-columns-repeated="6"/>
        </table:table-row>
        <table:table-row table:style-name="ro1">
          <table:table-cell office:value-type="float" office:value="0.216780900955" calcext:value-type="float">
            <text:p>0.216780901</text:p>
          </table:table-cell>
          <table:table-cell/>
          <table:table-cell office:value-type="float" office:value="0.141905069351" calcext:value-type="float">
            <text:p>0.1419050694</text:p>
          </table:table-cell>
          <table:table-cell table:number-columns-repeated="6"/>
        </table:table-row>
        <table:table-row table:style-name="ro1">
          <table:table-cell office:value-type="float" office:value="0.208921194077" calcext:value-type="float">
            <text:p>0.2089211941</text:p>
          </table:table-cell>
          <table:table-cell/>
          <table:table-cell office:value-type="float" office:value="0.140475034714" calcext:value-type="float">
            <text:p>0.1404750347</text:p>
          </table:table-cell>
          <table:table-cell table:number-columns-repeated="6"/>
        </table:table-row>
        <table:table-row table:style-name="ro1">
          <table:table-cell office:value-type="float" office:value="0.209311962128" calcext:value-type="float">
            <text:p>0.2093119621</text:p>
          </table:table-cell>
          <table:table-cell/>
          <table:table-cell office:value-type="float" office:value="0.141613006592" calcext:value-type="float">
            <text:p>0.1416130066</text:p>
          </table:table-cell>
          <table:table-cell table:number-columns-repeated="6"/>
        </table:table-row>
        <table:table-row table:style-name="ro1">
          <table:table-cell office:value-type="float" office:value="0.209259986877" calcext:value-type="float">
            <text:p>0.2092599869</text:p>
          </table:table-cell>
          <table:table-cell/>
          <table:table-cell office:value-type="float" office:value="0.140685081482" calcext:value-type="float">
            <text:p>0.1406850815</text:p>
          </table:table-cell>
          <table:table-cell table:number-columns-repeated="6"/>
        </table:table-row>
        <table:table-row table:style-name="ro1">
          <table:table-cell office:value-type="float" office:value="0.20999288559" calcext:value-type="float">
            <text:p>0.2099928856</text:p>
          </table:table-cell>
          <table:table-cell/>
          <table:table-cell office:value-type="float" office:value="0.141142129898" calcext:value-type="float">
            <text:p>0.1411421299</text:p>
          </table:table-cell>
          <table:table-cell table:number-columns-repeated="6"/>
        </table:table-row>
        <table:table-row table:style-name="ro1">
          <table:table-cell office:value-type="float" office:value="0.20982503891" calcext:value-type="float">
            <text:p>0.2098250389</text:p>
          </table:table-cell>
          <table:table-cell/>
          <table:table-cell office:value-type="float" office:value="0.141278982162" calcext:value-type="float">
            <text:p>0.1412789822</text:p>
          </table:table-cell>
          <table:table-cell table:number-columns-repeated="6"/>
        </table:table-row>
        <table:table-row table:style-name="ro1">
          <table:table-cell office:value-type="float" office:value="0.210645914078" calcext:value-type="float">
            <text:p>0.2106459141</text:p>
          </table:table-cell>
          <table:table-cell/>
          <table:table-cell office:value-type="float" office:value="0.141302108765" calcext:value-type="float">
            <text:p>0.1413021088</text:p>
          </table:table-cell>
          <table:table-cell table:number-columns-repeated="6"/>
        </table:table-row>
        <table:table-row table:style-name="ro1">
          <table:table-cell office:value-type="float" office:value="0.210592031479" calcext:value-type="float">
            <text:p>0.2105920315</text:p>
          </table:table-cell>
          <table:table-cell/>
          <table:table-cell office:value-type="float" office:value="0.141680955887" calcext:value-type="float">
            <text:p>0.1416809559</text:p>
          </table:table-cell>
          <table:table-cell table:number-columns-repeated="6"/>
        </table:table-row>
        <table:table-row table:style-name="ro1">
          <table:table-cell office:value-type="float" office:value="0.210404157639" calcext:value-type="float">
            <text:p>0.2104041576</text:p>
          </table:table-cell>
          <table:table-cell/>
          <table:table-cell office:value-type="float" office:value="0.141797065735" calcext:value-type="float">
            <text:p>0.1417970657</text:p>
          </table:table-cell>
          <table:table-cell table:number-columns-repeated="6"/>
        </table:table-row>
        <table:table-row table:style-name="ro1">
          <table:table-cell office:value-type="float" office:value="0.209747076035" calcext:value-type="float">
            <text:p>0.209747076</text:p>
          </table:table-cell>
          <table:table-cell/>
          <table:table-cell office:value-type="float" office:value="0.139594078064" calcext:value-type="float">
            <text:p>0.1395940781</text:p>
          </table:table-cell>
          <table:table-cell table:number-columns-repeated="6"/>
        </table:table-row>
        <table:table-row table:style-name="ro1">
          <table:table-cell office:value-type="float" office:value="0.210322856903" calcext:value-type="float">
            <text:p>0.2103228569</text:p>
          </table:table-cell>
          <table:table-cell/>
          <table:table-cell office:value-type="float" office:value="0.141363859177" calcext:value-type="float">
            <text:p>0.1413638592</text:p>
          </table:table-cell>
          <table:table-cell table:number-columns-repeated="6"/>
        </table:table-row>
        <table:table-row table:style-name="ro1">
          <table:table-cell office:value-type="float" office:value="0.210186004639" calcext:value-type="float">
            <text:p>0.2101860046</text:p>
          </table:table-cell>
          <table:table-cell/>
          <table:table-cell office:value-type="float" office:value="0.141623973846" calcext:value-type="float">
            <text:p>0.1416239738</text:p>
          </table:table-cell>
          <table:table-cell table:number-columns-repeated="6"/>
        </table:table-row>
        <table:table-row table:style-name="ro1">
          <table:table-cell office:value-type="float" office:value="0.210066080093" calcext:value-type="float">
            <text:p>0.2100660801</text:p>
          </table:table-cell>
          <table:table-cell/>
          <table:table-cell office:value-type="float" office:value="0.141629934311" calcext:value-type="float">
            <text:p>0.1416299343</text:p>
          </table:table-cell>
          <table:table-cell table:number-columns-repeated="6"/>
        </table:table-row>
        <table:table-row table:style-name="ro1">
          <table:table-cell office:value-type="float" office:value="0.209625005722" calcext:value-type="float">
            <text:p>0.2096250057</text:p>
          </table:table-cell>
          <table:table-cell/>
          <table:table-cell office:value-type="float" office:value="0.141155958176" calcext:value-type="float">
            <text:p>0.1411559582</text:p>
          </table:table-cell>
          <table:table-cell table:number-columns-repeated="6"/>
        </table:table-row>
        <table:table-row table:style-name="ro1">
          <table:table-cell office:value-type="float" office:value="0.210314035416" calcext:value-type="float">
            <text:p>0.2103140354</text:p>
          </table:table-cell>
          <table:table-cell/>
          <table:table-cell office:value-type="float" office:value="0.141360044479" calcext:value-type="float">
            <text:p>0.1413600445</text:p>
          </table:table-cell>
          <table:table-cell table:number-columns-repeated="6"/>
        </table:table-row>
        <table:table-row table:style-name="ro1">
          <table:table-cell office:value-type="float" office:value="0.210238933563" calcext:value-type="float">
            <text:p>0.2102389336</text:p>
          </table:table-cell>
          <table:table-cell/>
          <table:table-cell office:value-type="float" office:value="0.141140937805" calcext:value-type="float">
            <text:p>0.1411409378</text:p>
          </table:table-cell>
          <table:table-cell table:number-columns-repeated="6"/>
        </table:table-row>
        <table:table-row table:style-name="ro1">
          <table:table-cell office:value-type="float" office:value="0.210783958435" calcext:value-type="float">
            <text:p>0.2107839584</text:p>
          </table:table-cell>
          <table:table-cell/>
          <table:table-cell office:value-type="float" office:value="0.141000032425" calcext:value-type="float">
            <text:p>0.1410000324</text:p>
          </table:table-cell>
          <table:table-cell table:number-columns-repeated="6"/>
        </table:table-row>
        <table:table-row table:style-name="ro1">
          <table:table-cell office:value-type="float" office:value="0.2134141922" calcext:value-type="float">
            <text:p>0.2134141922</text:p>
          </table:table-cell>
          <table:table-cell/>
          <table:table-cell office:value-type="float" office:value="0.141736984253" calcext:value-type="float">
            <text:p>0.1417369843</text:p>
          </table:table-cell>
          <table:table-cell table:number-columns-repeated="6"/>
        </table:table-row>
        <table:table-row table:style-name="ro1">
          <table:table-cell office:value-type="float" office:value="0.209907054901" calcext:value-type="float">
            <text:p>0.2099070549</text:p>
          </table:table-cell>
          <table:table-cell/>
          <table:table-cell office:value-type="float" office:value="0.140805959702" calcext:value-type="float">
            <text:p>0.1408059597</text:p>
          </table:table-cell>
          <table:table-cell table:number-columns-repeated="6"/>
        </table:table-row>
        <table:table-row table:style-name="ro1">
          <table:table-cell office:value-type="float" office:value="0.209088087082" calcext:value-type="float">
            <text:p>0.2090880871</text:p>
          </table:table-cell>
          <table:table-cell/>
          <table:table-cell office:value-type="float" office:value="0.140950202942" calcext:value-type="float">
            <text:p>0.1409502029</text:p>
          </table:table-cell>
          <table:table-cell table:number-columns-repeated="6"/>
        </table:table-row>
        <table:table-row table:style-name="ro1">
          <table:table-cell office:value-type="float" office:value="0.210382938385" calcext:value-type="float">
            <text:p>0.2103829384</text:p>
          </table:table-cell>
          <table:table-cell/>
          <table:table-cell office:value-type="float" office:value="0.141012191772" calcext:value-type="float">
            <text:p>0.1410121918</text:p>
          </table:table-cell>
          <table:table-cell table:number-columns-repeated="6"/>
        </table:table-row>
        <table:table-row table:style-name="ro1">
          <table:table-cell office:value-type="float" office:value="0.209629058838" calcext:value-type="float">
            <text:p>0.2096290588</text:p>
          </table:table-cell>
          <table:table-cell/>
          <table:table-cell office:value-type="float" office:value="0.141876935959" calcext:value-type="float">
            <text:p>0.141876936</text:p>
          </table:table-cell>
          <table:table-cell table:number-columns-repeated="6"/>
        </table:table-row>
        <table:table-row table:style-name="ro1">
          <table:table-cell office:value-type="float" office:value="0.210834980011" calcext:value-type="float">
            <text:p>0.21083498</text:p>
          </table:table-cell>
          <table:table-cell/>
          <table:table-cell office:value-type="float" office:value="0.141526937485" calcext:value-type="float">
            <text:p>0.1415269375</text:p>
          </table:table-cell>
          <table:table-cell table:number-columns-repeated="6"/>
        </table:table-row>
        <table:table-row table:style-name="ro1">
          <table:table-cell office:value-type="float" office:value="0.210006952286" calcext:value-type="float">
            <text:p>0.2100069523</text:p>
          </table:table-cell>
          <table:table-cell/>
          <table:table-cell office:value-type="float" office:value="0.141945838928" calcext:value-type="float">
            <text:p>0.1419458389</text:p>
          </table:table-cell>
          <table:table-cell table:number-columns-repeated="6"/>
        </table:table-row>
        <table:table-row table:style-name="ro1">
          <table:table-cell office:value-type="float" office:value="0.209805965424" calcext:value-type="float">
            <text:p>0.2098059654</text:p>
          </table:table-cell>
          <table:table-cell/>
          <table:table-cell office:value-type="float" office:value="0.140652179718" calcext:value-type="float">
            <text:p>0.1406521797</text:p>
          </table:table-cell>
          <table:table-cell table:number-columns-repeated="6"/>
        </table:table-row>
        <table:table-row table:style-name="ro1">
          <table:table-cell office:value-type="float" office:value="0.210488080978" calcext:value-type="float">
            <text:p>0.210488081</text:p>
          </table:table-cell>
          <table:table-cell/>
          <table:table-cell office:value-type="float" office:value="0.141030073166" calcext:value-type="float">
            <text:p>0.1410300732</text:p>
          </table:table-cell>
          <table:table-cell table:number-columns-repeated="6"/>
        </table:table-row>
        <table:table-row table:style-name="ro1">
          <table:table-cell office:value-type="float" office:value="0.20987200737" calcext:value-type="float">
            <text:p>0.2098720074</text:p>
          </table:table-cell>
          <table:table-cell/>
          <table:table-cell office:value-type="float" office:value="0.140403985977" calcext:value-type="float">
            <text:p>0.140403986</text:p>
          </table:table-cell>
          <table:table-cell table:number-columns-repeated="6"/>
        </table:table-row>
        <table:table-row table:style-name="ro1">
          <table:table-cell office:value-type="float" office:value="0.210426092148" calcext:value-type="float">
            <text:p>0.2104260921</text:p>
          </table:table-cell>
          <table:table-cell/>
          <table:table-cell office:value-type="float" office:value="0.140538930893" calcext:value-type="float">
            <text:p>0.1405389309</text:p>
          </table:table-cell>
          <table:table-cell table:number-columns-repeated="6"/>
        </table:table-row>
        <table:table-row table:style-name="ro1">
          <table:table-cell office:value-type="float" office:value="0.208983898163" calcext:value-type="float">
            <text:p>0.2089838982</text:p>
          </table:table-cell>
          <table:table-cell/>
          <table:table-cell office:value-type="float" office:value="0.142246007919" calcext:value-type="float">
            <text:p>0.1422460079</text:p>
          </table:table-cell>
          <table:table-cell table:number-columns-repeated="6"/>
        </table:table-row>
        <table:table-row table:style-name="ro1">
          <table:table-cell office:value-type="float" office:value="0.209875106812" calcext:value-type="float">
            <text:p>0.2098751068</text:p>
          </table:table-cell>
          <table:table-cell/>
          <table:table-cell office:value-type="float" office:value="0.141479969025" calcext:value-type="float">
            <text:p>0.141479969</text:p>
          </table:table-cell>
          <table:table-cell table:number-columns-repeated="6"/>
        </table:table-row>
        <table:table-row table:style-name="ro1">
          <table:table-cell office:value-type="float" office:value="0.210086107254" calcext:value-type="float">
            <text:p>0.2100861073</text:p>
          </table:table-cell>
          <table:table-cell/>
          <table:table-cell office:value-type="float" office:value="0.140722990036" calcext:value-type="float">
            <text:p>0.14072299</text:p>
          </table:table-cell>
          <table:table-cell table:number-columns-repeated="6"/>
        </table:table-row>
        <table:table-row table:style-name="ro1">
          <table:table-cell office:value-type="float" office:value="0.209436893463" calcext:value-type="float">
            <text:p>0.2094368935</text:p>
          </table:table-cell>
          <table:table-cell/>
          <table:table-cell office:value-type="float" office:value="0.141165018082" calcext:value-type="float">
            <text:p>0.1411650181</text:p>
          </table:table-cell>
          <table:table-cell table:number-columns-repeated="6"/>
        </table:table-row>
        <table:table-row table:style-name="ro1">
          <table:table-cell office:value-type="float" office:value="0.209491014481" calcext:value-type="float">
            <text:p>0.2094910145</text:p>
          </table:table-cell>
          <table:table-cell/>
          <table:table-cell office:value-type="float" office:value="0.141645908356" calcext:value-type="float">
            <text:p>0.1416459084</text:p>
          </table:table-cell>
          <table:table-cell table:number-columns-repeated="6"/>
        </table:table-row>
        <table:table-row table:style-name="ro1">
          <table:table-cell office:value-type="float" office:value="0.209920883179" calcext:value-type="float">
            <text:p>0.2099208832</text:p>
          </table:table-cell>
          <table:table-cell/>
          <table:table-cell office:value-type="float" office:value="0.140524864197" calcext:value-type="float">
            <text:p>0.1405248642</text:p>
          </table:table-cell>
          <table:table-cell table:number-columns-repeated="6"/>
        </table:table-row>
        <table:table-row table:style-name="ro1">
          <table:table-cell office:value-type="float" office:value="0.21421790123" calcext:value-type="float">
            <text:p>0.2142179012</text:p>
          </table:table-cell>
          <table:table-cell/>
          <table:table-cell office:value-type="float" office:value="0.141071796417" calcext:value-type="float">
            <text:p>0.1410717964</text:p>
          </table:table-cell>
          <table:table-cell table:number-columns-repeated="6"/>
        </table:table-row>
        <table:table-row table:style-name="ro1">
          <table:table-cell office:value-type="float" office:value="0.210779905319" calcext:value-type="float">
            <text:p>0.2107799053</text:p>
          </table:table-cell>
          <table:table-cell/>
          <table:table-cell office:value-type="float" office:value="0.141438007355" calcext:value-type="float">
            <text:p>0.1414380074</text:p>
          </table:table-cell>
          <table:table-cell table:number-columns-repeated="6"/>
        </table:table-row>
        <table:table-row table:style-name="ro1">
          <table:table-cell office:value-type="float" office:value="0.210518121719" calcext:value-type="float">
            <text:p>0.2105181217</text:p>
          </table:table-cell>
          <table:table-cell/>
          <table:table-cell office:value-type="float" office:value="0.141247034073" calcext:value-type="float">
            <text:p>0.1412470341</text:p>
          </table:table-cell>
          <table:table-cell table:number-columns-repeated="6"/>
        </table:table-row>
        <table:table-row table:style-name="ro1">
          <table:table-cell office:value-type="float" office:value="0.210022926331" calcext:value-type="float">
            <text:p>0.2100229263</text:p>
          </table:table-cell>
          <table:table-cell/>
          <table:table-cell office:value-type="float" office:value="0.140974998474" calcext:value-type="float">
            <text:p>0.1409749985</text:p>
          </table:table-cell>
          <table:table-cell table:number-columns-repeated="6"/>
        </table:table-row>
        <table:table-row table:style-name="ro1">
          <table:table-cell office:value-type="float" office:value="0.209818124771" calcext:value-type="float">
            <text:p>0.2098181248</text:p>
          </table:table-cell>
          <table:table-cell/>
          <table:table-cell office:value-type="float" office:value="0.142284870148" calcext:value-type="float">
            <text:p>0.1422848701</text:p>
          </table:table-cell>
          <table:table-cell table:number-columns-repeated="6"/>
        </table:table-row>
        <table:table-row table:style-name="ro1">
          <table:table-cell office:value-type="float" office:value="0.210587978363" calcext:value-type="float">
            <text:p>0.2105879784</text:p>
          </table:table-cell>
          <table:table-cell/>
          <table:table-cell office:value-type="float" office:value="0.141899108887" calcext:value-type="float">
            <text:p>0.1418991089</text:p>
          </table:table-cell>
          <table:table-cell table:number-columns-repeated="6"/>
        </table:table-row>
        <table:table-row table:style-name="ro1">
          <table:table-cell office:value-type="float" office:value="0.209547042847" calcext:value-type="float">
            <text:p>0.2095470428</text:p>
          </table:table-cell>
          <table:table-cell/>
          <table:table-cell office:value-type="float" office:value="0.141819000244" calcext:value-type="float">
            <text:p>0.1418190002</text:p>
          </table:table-cell>
          <table:table-cell table:number-columns-repeated="6"/>
        </table:table-row>
        <table:table-row table:style-name="ro1">
          <table:table-cell office:value-type="float" office:value="0.210035800934" calcext:value-type="float">
            <text:p>0.2100358009</text:p>
          </table:table-cell>
          <table:table-cell/>
          <table:table-cell office:value-type="float" office:value="0.141053199768" calcext:value-type="float">
            <text:p>0.1410531998</text:p>
          </table:table-cell>
          <table:table-cell table:number-columns-repeated="6"/>
        </table:table-row>
        <table:table-row table:style-name="ro1">
          <table:table-cell office:value-type="float" office:value="0.209658145905" calcext:value-type="float">
            <text:p>0.2096581459</text:p>
          </table:table-cell>
          <table:table-cell/>
          <table:table-cell office:value-type="float" office:value="0.141247034073" calcext:value-type="float">
            <text:p>0.1412470341</text:p>
          </table:table-cell>
          <table:table-cell table:number-columns-repeated="6"/>
        </table:table-row>
        <table:table-row table:style-name="ro1">
          <table:table-cell office:value-type="float" office:value="0.209470033646" calcext:value-type="float">
            <text:p>0.2094700336</text:p>
          </table:table-cell>
          <table:table-cell/>
          <table:table-cell office:value-type="float" office:value="0.141047000885" calcext:value-type="float">
            <text:p>0.1410470009</text:p>
          </table:table-cell>
          <table:table-cell table:number-columns-repeated="6"/>
        </table:table-row>
        <table:table-row table:style-name="ro1">
          <table:table-cell office:value-type="float" office:value="0.209738016129" calcext:value-type="float">
            <text:p>0.2097380161</text:p>
          </table:table-cell>
          <table:table-cell/>
          <table:table-cell office:value-type="float" office:value="0.141139984131" calcext:value-type="float">
            <text:p>0.14113998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210566084385" calcext:value-type="float">
            <text:p>0.2105660844</text:p>
          </table:table-cell>
          <table:table-cell table:formula="of:=1/[.A102]" office:value-type="float" office:value="4.74910289052816" calcext:value-type="float">
            <text:p>4.7491028905</text:p>
          </table:table-cell>
          <table:table-cell office:value-type="float" office:value="0.14139223814" calcext:value-type="float">
            <text:p>0.1413922381</text:p>
          </table:table-cell>
          <table:table-cell table:formula="of:=1/[.C102]" office:value-type="float" office:value="7.07252401655773" calcext:value-type="float">
            <text:p>7.0725240166</text:p>
          </table:table-cell>
          <table:table-cell table:number-columns-repeated="5"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table:style-name="ce1" office:value-type="float" office:value="4.7491028905" calcext:value-type="float">
            <text:p>4.7491028905</text:p>
          </table:table-cell>
          <table:table-cell office:value-type="float" office:value="7.07252401655773" calcext:value-type="float">
            <text:p>7.0725240166</text:p>
          </table:table-cell>
          <table:table-cell office:value-type="float" office:value="0" calcext:value-type="float">
            <text:p>0</text:p>
          </table:table-cell>
          <table:table-cell table:formula="of:=[.C1]/[.A$1]" office:value-type="float" office:value="0" calcext:value-type="float">
            <text:p>0</text:p>
          </table:table-cell>
          <table:table-cell table:formula="of:=[.C1]/[.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2]/[.A$1]" office:value-type="float" office:value="0.105283042193124" calcext:value-type="float">
            <text:p>0.1052830422</text:p>
          </table:table-cell>
          <table:table-cell table:formula="of:=[.C2]/[.B$1]" office:value-type="float" office:value="0.07069611907" calcext:value-type="float">
            <text:p>0.070696119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3]/[.A$1]" office:value-type="float" office:value="0.210566084386249" calcext:value-type="float">
            <text:p>0.2105660844</text:p>
          </table:table-cell>
          <table:table-cell table:formula="of:=[.C3]/[.B$1]" office:value-type="float" office:value="0.14139223814" calcext:value-type="float">
            <text:p>0.1413922381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formula="of:=[.C4]/[.A$1]" office:value-type="float" office:value="0.315849126579373" calcext:value-type="float">
            <text:p>0.3158491266</text:p>
          </table:table-cell>
          <table:table-cell table:formula="of:=[.C4]/[.B$1]" office:value-type="float" office:value="0.21208835721" calcext:value-type="float">
            <text:p>0.212088357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5]/[.A$1]" office:value-type="float" office:value="0.421132168772497" calcext:value-type="float">
            <text:p>0.4211321688</text:p>
          </table:table-cell>
          <table:table-cell table:formula="of:=[.C5]/[.B$1]" office:value-type="float" office:value="0.28278447628" calcext:value-type="float">
            <text:p>0.2827844763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formula="of:=[.C6]/[.A$1]" office:value-type="float" office:value="0.526415210965622" calcext:value-type="float">
            <text:p>0.526415211</text:p>
          </table:table-cell>
          <table:table-cell table:formula="of:=[.C6]/[.B$1]" office:value-type="float" office:value="0.35348059535" calcext:value-type="float">
            <text:p>0.353480595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7]/[.A$1]" office:value-type="float" office:value="0.631698253158746" calcext:value-type="float">
            <text:p>0.6316982532</text:p>
          </table:table-cell>
          <table:table-cell table:formula="of:=[.C7]/[.B$1]" office:value-type="float" office:value="0.42417671442" calcext:value-type="float">
            <text:p>0.4241767144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formula="of:=[.C8]/[.A$1]" office:value-type="float" office:value="0.73698129535187" calcext:value-type="float">
            <text:p>0.7369812954</text:p>
          </table:table-cell>
          <table:table-cell table:formula="of:=[.C8]/[.B$1]" office:value-type="float" office:value="0.49487283349" calcext:value-type="float">
            <text:p>0.494872833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9]/[.A$1]" office:value-type="float" office:value="0.842264337544994" calcext:value-type="float">
            <text:p>0.8422643375</text:p>
          </table:table-cell>
          <table:table-cell table:formula="of:=[.C9]/[.B$1]" office:value-type="float" office:value="0.56556895256" calcext:value-type="float">
            <text:p>0.5655689526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formula="of:=[.C10]/[.A$1]" office:value-type="float" office:value="0.947547379738119" calcext:value-type="float">
            <text:p>0.9475473797</text:p>
          </table:table-cell>
          <table:table-cell table:formula="of:=[.C10]/[.B$1]" office:value-type="float" office:value="0.63626507163" calcext:value-type="float">
            <text:p>0.636265071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11]/[.A$1]" office:value-type="float" office:value="1.05283042193124" calcext:value-type="float">
            <text:p>1.0528304219</text:p>
          </table:table-cell>
          <table:table-cell table:formula="of:=[.C11]/[.B$1]" office:value-type="float" office:value="0.7069611907" calcext:value-type="float">
            <text:p>0.7069611907</text:p>
          </table:table-cell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table:formula="of:=[.C12]/[.B$1]" office:value-type="float" office:value="0.77765730977" calcext:value-type="float">
            <text:p>0.777657309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C13]/[.B$1]" office:value-type="float" office:value="0.84835342884" calcext:value-type="float">
            <text:p>0.8483534288</text:p>
          </table:table-cell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table:formula="of:=[.C14]/[.B$1]" office:value-type="float" office:value="0.91904954791" calcext:value-type="float">
            <text:p>0.919049547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[.C15]/[.B$1]" office:value-type="float" office:value="0.98974566698" calcext:value-type="float">
            <text:p>0.989745667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table:formula="of:=[.C16]/[.B$1]" office:value-type="float" office:value="1.06044178605" calcext:value-type="float">
            <text:p>1.0604417861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3.52250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13:27:25.685463353</dc:date>
    <dc:creator>Michael Eagar</dc:creator>
    <meta:generator>LibreOffice/4.1.0.4$Linux_X86_64 LibreOffice_project/410$Build-4</meta:generator>
    <meta:editing-duration>PT46M5S</meta:editing-duration>
    <meta:editing-cycles>2</meta:editing-cycles>
    <meta:document-statistic meta:table-count="2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Theoretical Average Response Time</text:p>
        </chart:title>
        <chart:legend chart:legend-position="end" svg:x="13.095cm" svg:y="3.952cm" style:legend-expansion="high" chart:style-name="ch3"/>
        <chart:plot-area chart:style-name="ch4" table:cell-range-address="Sheet1.F1:Sheet1.G19 Sheet1.I1:Sheet1.I19" chart:data-source-has-labels="both" svg:x="1.331cm" svg:y="1.635cm" svg:width="11.124cm" svg:height="6.204cm">
          <chartooo:coordinate-region svg:x="2.058cm" svg:y="1.834cm" svg:width="10.065cm" svg:height="4.96cm"/>
          <chart:axis chart:dimension="x" chart:name="primary-x" chart:style-name="ch5" chartooo:axis-type="auto">
            <chartooo:date-scale/>
            <chart:title svg:x="6.121cm" svg:y="8.019cm" chart:style-name="ch6">
              <text:p>Utilization</text:p>
            </chart:title>
            <chart:categories table:cell-range-address="Sheet1.F1:Sheet1.F19"/>
          </chart:axis>
          <chart:axis chart:dimension="y" chart:name="primary-y" chart:style-name="ch5">
            <chart:title svg:x="0.451cm" svg:y="5.879cm" chart:style-name="ch7">
              <text:p>Time in System</text:p>
            </chart:title>
            <chart:grid chart:style-name="ch8" chart:class="major"/>
          </chart:axis>
          <chart:series chart:style-name="ch9" chart:values-cell-range-address="Sheet1.G1:Sheet1.G19" chart:label-cell-address="" chart:class="chart:line">
            <chart:data-point chart:repeated="19"/>
          </chart:series>
          <chart:series chart:style-name="ch10" chart:values-cell-range-address="Sheet1.I1:Sheet1.I19" chart:label-cell-address="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server</text:p>
              </table:table-cell>
              <table:table-cell office:value-type="string">
                <text:p>lightppd</text:p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.F1:Sheet1.F19</svg:desc>
                </draw:g>
              </table:table-cell>
              <table:table-cell office:value-type="float" office:value="0.221648509878947">
                <text:p>0.221648509878947</text:p>
                <draw:g>
                  <svg:desc>Sheet1.G1:Sheet1.G19</svg:desc>
                </draw:g>
              </table:table-cell>
              <table:table-cell office:value-type="float" office:value="0.148833934884211">
                <text:p>0.148833934884211</text:p>
                <draw:g>
                  <svg:desc>Sheet1.I1:Sheet1.I1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233962315983333">
                <text:p>0.233962315983333</text:p>
              </table:table-cell>
              <table:table-cell office:value-type="float" office:value="0.157102486822222">
                <text:p>0.157102486822222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47724805158824">
                <text:p>0.247724805158824</text:p>
              </table:table-cell>
              <table:table-cell office:value-type="float" office:value="0.166343809576471">
                <text:p>0.16634380957647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6320760548125">
                <text:p>0.26320760548125</text:p>
              </table:table-cell>
              <table:table-cell office:value-type="float" office:value="0.176740297675">
                <text:p>0.17674029767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8075477918">
                <text:p>0.28075477918</text:p>
              </table:table-cell>
              <table:table-cell office:value-type="float" office:value="0.188522984186667">
                <text:p>0.1885229841866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00808691978571">
                <text:p>0.300808691978571</text:p>
              </table:table-cell>
              <table:table-cell office:value-type="float" office:value="0.201988911628571">
                <text:p>0.20198891162857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23947822130769">
                <text:p>0.323947822130769</text:p>
              </table:table-cell>
              <table:table-cell office:value-type="float" office:value="0.217526520215385">
                <text:p>0.2175265202153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350943473975">
                <text:p>0.350943473975</text:p>
              </table:table-cell>
              <table:table-cell office:value-type="float" office:value="0.235653730233333">
                <text:p>0.235653730233333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382847426154545">
                <text:p>0.382847426154545</text:p>
              </table:table-cell>
              <table:table-cell office:value-type="float" office:value="0.257076796618182">
                <text:p>0.2570767966181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2113216877">
                <text:p>0.42113216877</text:p>
              </table:table-cell>
              <table:table-cell office:value-type="float" office:value="0.28278447628">
                <text:p>0.2827844762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467924631966667">
                <text:p>0.467924631966667</text:p>
              </table:table-cell>
              <table:table-cell office:value-type="float" office:value="0.314204973644444">
                <text:p>0.3142049736444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264152109625">
                <text:p>0.5264152109625</text:p>
              </table:table-cell>
              <table:table-cell office:value-type="float" office:value="0.35348059535">
                <text:p>0.35348059535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01617383957143">
                <text:p>0.601617383957143</text:p>
              </table:table-cell>
              <table:table-cell office:value-type="float" office:value="0.403977823257143">
                <text:p>0.40397782325714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0188694795">
                <text:p>0.70188694795</text:p>
              </table:table-cell>
              <table:table-cell office:value-type="float" office:value="0.471307460466667">
                <text:p>0.471307460466667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84226433754">
                <text:p>0.84226433754</text:p>
              </table:table-cell>
              <table:table-cell office:value-type="float" office:value="0.56556895256">
                <text:p>0.565568952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052830421925">
                <text:p>1.052830421925</text:p>
              </table:table-cell>
              <table:table-cell office:value-type="float" office:value="0.7069611907">
                <text:p>0.7069611907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.4037738959">
                <text:p>1.4037738959</text:p>
              </table:table-cell>
              <table:table-cell office:value-type="float" office:value="0.942614920933333">
                <text:p>0.94261492093333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10566084385">
                <text:p>2.10566084385</text:p>
              </table:table-cell>
              <table:table-cell office:value-type="float" office:value="1.4139223814">
                <text:p>1.413922381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4.21132168770001">
                <text:p>4.21132168770001</text:p>
              </table:table-cell>
              <table:table-cell office:value-type="float" office:value="2.8278447628">
                <text:p>2.8278447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